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bottom="0in"/>
      <style:text-properties style:font-name="Arial" style:font-name-complex="Arial" fo:font-size="12pt" style:font-size-asian="12pt" style:font-size-complex="12pt" fo:language="en" fo:country="GB"/>
    </style:style>
    <style:style style:name="P2" style:parent-style-name="Normale" style:family="paragraph">
      <style:paragraph-properties fo:margin-bottom="0in"/>
      <style:text-properties style:font-name="Arial" style:font-name-complex="Arial" fo:font-size="12pt" style:font-size-asian="12pt" style:font-size-complex="12pt" fo:language="en" fo:country="GB"/>
    </style:style>
    <style:style style:name="P3" style:parent-style-name="Normale" style:family="paragraph">
      <style:paragraph-properties fo:margin-bottom="0.0833in"/>
      <style:text-properties style:font-name="Arial" style:font-name-complex="Arial" fo:font-size="12pt" style:font-size-asian="12pt" style:font-size-complex="12pt" fo:language="en" fo:country="GB"/>
    </style:style>
    <style:style style:name="P4" style:parent-style-name="Normale" style:family="paragraph">
      <style:paragraph-properties fo:margin-bottom="0.0833in"/>
      <style:text-properties style:font-name="Arial" style:font-name-complex="Arial" fo:font-size="12pt" style:font-size-asian="12pt" style:font-size-complex="12pt" fo:language="en" fo:country="GB"/>
    </style:style>
    <style:style style:name="P5" style:parent-style-name="Normale" style:family="paragraph">
      <style:paragraph-properties fo:margin-bottom="0in" fo:background-color="#FFFFFF"/>
    </style:style>
    <style:style style:name="T6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7" style:parent-style-name="Car.predefinitoparagrafo" style:family="text">
      <style:text-properties style:font-name="Arial" style:font-name-complex="Arial" fo:color="#222222" fo:font-size="12pt" style:font-size-asian="12pt" style:font-size-complex="12pt" fo:background-color="#FFFFFF" fo:language="en"/>
    </style:style>
    <style:style style:name="P8" style:parent-style-name="Normale" style:family="paragraph">
      <style:paragraph-properties fo:margin-bottom="0in" fo:background-color="#FFFFFF"/>
      <style:text-properties style:font-name="Arial" style:font-name-complex="Arial" fo:color="#222222" fo:font-size="12pt" style:font-size-asian="12pt" style:font-size-complex="12pt" fo:language="en"/>
    </style:style>
    <style:style style:name="P9" style:parent-style-name="Normale" style:family="paragraph">
      <style:paragraph-properties fo:margin-bottom="0in" fo:background-color="#FFFFFF"/>
    </style:style>
    <style:style style:name="T10" style:parent-style-name="Car.predefinitoparagrafo" style:family="text">
      <style:text-properties style:font-name="Arial" style:font-name-complex="Arial" fo:color="#222222" fo:font-size="12pt" style:font-size-asian="12pt" style:font-size-complex="12pt" fo:background-color="#FFFFFF" fo:language="en"/>
    </style:style>
    <style:style style:name="T11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12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13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14" style:parent-style-name="Normale" style:family="paragraph">
      <style:paragraph-properties fo:margin-bottom="0in" fo:background-color="#FFFFFF"/>
    </style:style>
    <style:style style:name="T15" style:parent-style-name="Car.predefinitoparagrafo" style:family="text">
      <style:text-properties style:font-name="Arial" style:font-name-complex="Arial" fo:font-size="12pt" style:font-size-asian="12pt" style:font-size-complex="12pt" fo:language="en"/>
    </style:style>
    <style:style style:name="T16" style:parent-style-name="Car.predefinitoparagrafo" style:family="text">
      <style:text-properties style:font-name="Arial" style:font-name-complex="Arial" fo:color="#222222" fo:font-size="12pt" style:font-size-asian="12pt" style:font-size-complex="12pt" fo:background-color="#FFFFFF" fo:language="en"/>
    </style:style>
    <style:style style:name="T17" style:parent-style-name="Car.predefinitoparagrafo" style:family="text">
      <style:text-properties style:font-name="Arial" style:font-name-complex="Arial" fo:font-size="12pt" style:font-size-asian="12pt" style:font-size-complex="12pt" fo:language="en"/>
    </style:style>
    <style:style style:name="P18" style:parent-style-name="Normale" style:family="paragraph">
      <style:paragraph-properties fo:margin-bottom="0in" fo:background-color="#FFFFFF"/>
      <style:text-properties style:font-name="Arial" style:font-name-complex="Arial" fo:font-size="12pt" style:font-size-asian="12pt" style:font-size-complex="12pt" fo:language="en" fo:country="GB"/>
    </style:style>
    <style:style style:name="P19" style:parent-style-name="Normale" style:family="paragraph">
      <style:paragraph-properties fo:margin-bottom="0.0833in"/>
      <style:text-properties style:font-name="Arial" style:font-name-complex="Arial" fo:font-size="12pt" style:font-size-asian="12pt" style:font-size-complex="12pt" fo:language="en" fo:country="GB"/>
    </style:style>
    <style:style style:name="P20" style:parent-style-name="Normale" style:family="paragraph">
      <style:paragraph-properties fo:margin-bottom="0.0833in" fo:background-color="#FFFFFF"/>
    </style:style>
    <style:style style:name="T21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22" style:parent-style-name="Normale" style:family="paragraph">
      <style:paragraph-properties fo:margin-bottom="0.0833in" fo:background-color="#FFFFFF"/>
    </style:style>
    <style:style style:name="T23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24" style:parent-style-name="Normale" style:family="paragraph">
      <style:paragraph-properties fo:margin-bottom="0.0833in" fo:background-color="#FFFFFF"/>
    </style:style>
    <style:style style:name="T25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26" style:parent-style-name="Normale" style:family="paragraph">
      <style:paragraph-properties fo:margin-bottom="0.0833in" fo:background-color="#FFFFFF"/>
    </style:style>
    <style:style style:name="T27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28" style:parent-style-name="Normale" style:family="paragraph">
      <style:paragraph-properties fo:margin-bottom="0.0833in" fo:background-color="#FFFFFF"/>
    </style:style>
    <style:style style:name="T29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30" style:parent-style-name="Normale" style:family="paragraph">
      <style:paragraph-properties fo:margin-bottom="0.0833in" fo:background-color="#FFFFFF"/>
    </style:style>
    <style:style style:name="T31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32" style:parent-style-name="Normale" style:family="paragraph">
      <style:paragraph-properties fo:margin-bottom="0.0833in" fo:background-color="#FFFFFF"/>
    </style:style>
    <style:style style:name="T33" style:parent-style-name="Car.predefinitoparagrafo" style:family="text"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34" style:parent-style-name="Normale" style:family="paragraph">
      <style:paragraph-properties fo:margin-bottom="0.0833in" fo:background-color="#FFFFFF"/>
      <style:text-properties style:font-name="Arial" style:font-name-asian="Times New Roman" style:font-name-complex="Arial" fo:color="#222222" fo:font-size="12pt" style:font-size-asian="12pt" style:font-size-complex="12pt" fo:language="en" fo:country="GB" style:language-asian="it" style:country-asian="IT"/>
    </style:style>
    <style:style style:name="P35" style:parent-style-name="Normale" style:family="paragraph">
      <style:paragraph-properties fo:text-align="justify" fo:margin-bottom="0in" fo:background-color="#FFFFFF"/>
    </style:style>
    <style:style style:name="T36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37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38" style:parent-style-name="Car.predefinitoparagrafo" style:family="text">
      <style:text-properties style:font-name="Arial" style:font-name-complex="Arial" fo:font-size="12pt" style:font-size-asian="12pt" style:font-size-complex="12pt" fo:language="en"/>
    </style:style>
    <style:style style:name="T39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P40" style:parent-style-name="Normale" style:family="paragraph">
      <style:paragraph-properties fo:text-align="justify" fo:margin-bottom="0in" fo:background-color="#FFFFFF"/>
      <style:text-properties style:font-name="Arial" style:font-name-asian="Times New Roman" fo:color="#222222" fo:font-size="12pt" style:font-size-asian="12pt" style:font-size-complex="12pt" fo:language="en" fo:country="GB" style:language-asian="it" style:country-asian="IT"/>
    </style:style>
    <style:style style:name="P41" style:parent-style-name="Normale" style:family="paragraph">
      <style:paragraph-properties fo:background-color="#FFFFFF"/>
      <style:text-properties style:font-name="Arial" style:font-name-asian="Times New Roman" fo:color="#222222" fo:font-size="12pt" style:font-size-asian="12pt" style:font-size-complex="12pt" fo:language="en" fo:country="GB" style:language-asian="it" style:country-asian="IT"/>
    </style:style>
    <style:style style:name="P42" style:parent-style-name="Normale" style:family="paragraph">
      <style:paragraph-properties fo:text-align="justify" fo:margin-bottom="0in" fo:background-color="#FFFFFF"/>
    </style:style>
    <style:style style:name="T43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4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5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6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7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8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49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T50" style:parent-style-name="Car.predefinitoparagrafo" style:family="text">
      <style:text-properties style:font-name="Arial" style:font-name-complex="Arial" fo:color="#222222" fo:font-size="12pt" style:font-size-asian="12pt" style:font-size-complex="12pt" fo:language="en"/>
    </style:style>
    <style:style style:name="P51" style:parent-style-name="Normale" style:family="paragraph">
      <style:paragraph-properties fo:margin-bottom="0.0833in" fo:background-color="#FFFFFF"/>
      <style:text-properties fo:font-size="12pt" style:font-size-asian="12pt" style:font-size-complex="12pt" fo:language="en" fo:country="GB"/>
    </style:style>
    <style:style style:name="P52" style:parent-style-name="Normale" style:family="paragraph">
      <style:text-properties style:font-name="Arial" style:font-name-complex="Arial" fo:font-size="12pt" style:font-size-asian="12pt" style:font-size-complex="12pt" fo:language="en" fo:country="GB"/>
    </style:style>
    <style:style style:name="P53" style:parent-style-name="Normale" style:family="paragraph">
      <style:text-properties fo:language="en" fo:country="GB"/>
    </style:style>
  </office:automatic-styles>
  <office:body>
    <office:text text:use-soft-page-breaks="true">
      <text:p text:style-name="P1">ORGANIZATION THEORY AND DESIGN<text:s/>EXAM</text:p>
      <text:p text:style-name="P2"><text:line-break/>Exam consisting of 8 learning test sections assessing knowledge and understanding of the Organization Theory and Design topics.<text:line-break/>Each section, not more than 25 minutes, will be independently graded<text:s/></text:p>
      <text:p text:style-name="P3">Threshold to pass is<text:s/>18/30 an maximum Mark is 30/30.<text:s/></text:p>
      <text:p text:style-name="P4">The final mark is obtained as the average of marks given to each section of the<text:s/>exam: <text:s/>0,25 rounded to the superior number</text:p>
      <text:p text:style-name="P5"><text:span text:style-name="T6">Each Test consists of<text:s/></text:span><text:span text:style-name="T7">30 multiple choice questions with 4 possible alternatives.</text:span></text:p>
      <text:p text:style-name="P8">Each correct answer adds 1 point, for each wrong answer you take off a point, if you do not answer the score remains unchanged.</text:p>
      <text:p text:style-name="P9"><text:span text:style-name="T10">In some Tests some questions are replaced by twice as many statements that require you to indicate as a true/false answer.<text:s/></text:span><text:span text:style-name="T11">For true/false a</text:span><text:span text:style-name="T12">nswers you add or subtract 0.5</text:span><text:span text:style-name="T13">.</text:span></text:p>
      <text:p text:style-name="P14"><text:span text:style-name="T15">Example of<text:s/></text:span><text:span text:style-name="T16">questions</text:span><text:span text:style-name="T17"><text:s/>will be available for each Learning Test.</text:span></text:p>
      <text:p text:style-name="P18"/>
      <text:p text:style-name="P19">Sections <text:s/>of Learning Test are:</text:p>
      <text:p text:style-name="P20"><text:span text:style-name="T21">LEARNING TEST 1: Chapter 1 and <text:s/>2</text:span></text:p>
      <text:p text:style-name="P22"><text:span text:style-name="T23">LEARNING TEST 2: Chapter 3</text:span></text:p>
      <text:p text:style-name="P24"><text:span text:style-name="T25">LEARNING TEST 3: Chapter 4, 5 and 6</text:span></text:p>
      <text:p text:style-name="P26"><text:span text:style-name="T27">LEARNING TEST 4: Chapter 7</text:span></text:p>
      <text:p text:style-name="P28"><text:span text:style-name="T29">LEARNING TEST 5: Chapter 8</text:span></text:p>
      <text:p text:style-name="P30"><text:span text:style-name="T31">LEARNING TEST 6: Chapter 9 and 10</text:span></text:p>
      <text:p text:style-name="P32"><text:span text:style-name="T33">LEARNING TEST 7: Chapter 11</text:span></text:p>
      <text:p text:style-name="P34">LEARNING TEST 8: Chapter 12 and 13</text:p>
      <text:p text:style-name="P35"><text:span text:style-name="T36">There is the possibility to take the learning tests, 2 at a time, after the related topics have been completed, during the<text:s/></text:span><text:span text:style-name="T37">course of Organization Theory and Design in the course of the lessons:<text:s/></text:span><text:span text:style-name="T38">maximum time available<text:s/></text:span><text:span text:style-name="T39">50 minutes.<text:s/></text:span></text:p>
      <text:p text:style-name="P40">To carry out Learning Tests during the lessons is not compulsory, the participation is free</text:p>
      <text:p text:style-name="P41">Learning tests not sufficient or missed must to be carry out on the official date of the exam <text:s/>where there is also the possibility to repeat one or more Test considered not satisfactory.</text:p>
      <text:p text:style-name="P42"><text:span text:style-name="T43">With the enrolment to the exam the learning tests</text:span><text:span text:style-name="T44"><text:s/>carry out during the course<text:s/></text:span><text:span text:style-name="T45">remain<text:s/></text:span><text:span text:style-name="T46"><text:s/>valid<text:s/></text:span><text:span text:style-name="T47">to pass<text:s/></text:span><text:span text:style-name="T48">the <text:s/>exam</text:span><text:span text:style-name="T49"><text:s/>and the<text:s/></text:span><text:span text:style-name="T50">MARK is confirmed</text:span></text:p>
      <text:p text:style-name="P51"/>
      <text:p text:style-name="P52"><text:line-break/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paragraph-properties fo:margin-bottom="0.0694in" fo:line-height="100%"/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0-03-18T14:55:00Z</meta:creation-date>
    <dc:date>2020-06-18T16:28:00Z</dc:date>
    <meta:template xlink:href="Normal.dotm" xlink:type="simple"/>
    <meta:editing-cycles>3</meta:editing-cycles>
    <meta:editing-duration>PT10200S</meta:editing-duration>
    <meta:document-statistic meta:page-count="1" meta:paragraph-count="3" meta:word-count="266" meta:character-count="1782" meta:row-count="12" meta:non-whitespace-character-count="1519"/>
  </office:meta>
</office:document-meta>
</file>